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table:number-columns-repeated="4" table:style-name="ce7"/>
          <table:table-cell table:style-name="ce2"/>
          <table:table-cell office:value-type="currency" office:value="11589.431250000001" table:formula="of:=SUM([.B12:.M12])/COUNT([.B12:.M12])" table:style-name="ce9">
            <text:p>$11,589.43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6740.8066666666655" table:formula="of:=[.B12]-[.B13]" table:style-name="ce7">
            <text:p>$6,741</text:p>
          </table:table-cell>
          <table:table-cell office:value-type="currency" office:value="7921.9666666666653" table:formula="of:=IF([.C12]=0; 0; [.C12]-[.C13])" table:style-name="ce7">
            <text:p>$7,922</text:p>
          </table:table-cell>
          <table:table-cell office:value-type="currency" office:value="-1331.0933333333342" table:formula="of:=IF([.D12]=0; 0; [.D12]-[.D13])" table:style-name="ce7">
            <text:p>-$1,331</text:p>
          </table:table-cell>
          <table:table-cell office:value-type="currency" office:value="-6287.4333333333343" table:formula="of:=IF([.E12]=0; 0; [.E12]-[.E13])" table:style-name="ce7">
            <text:p>-$6,287</text:p>
          </table:table-cell>
          <table:table-cell office:value-type="currency" office:value="-4015.5333333333347" table:formula="of:=IF([.F12]=0; 0; [.F12]-[.F13])" table:style-name="ce7">
            <text:p>-$4,016</text:p>
          </table:table-cell>
          <table:table-cell office:value-type="currency" office:value="-6531.4733333333343" table:formula="of:=IF([.G12]=0; 0; [.G12]-[.G13])" table:style-name="ce7">
            <text:p>-$6,531</text:p>
          </table:table-cell>
          <table:table-cell office:value-type="currency" office:value="-6531.4733333333343" table:formula="of:=IF([.H12]=0; 0; [.H12]-[.H13])" table:style-name="ce7">
            <text:p>-$6,531</text:p>
          </table:table-cell>
          <table:table-cell office:value-type="currency" office:value="-3916.9833333333336" table:formula="of:=IF([.I12]=0; 0; [.I12]-[.I13])" table:style-name="ce7">
            <text:p>-$3,917</text:p>
          </table:table-cell>
          <table:table-cell office:value-type="currency" office:value="0" table:formula="of:=IF([.J12]=0; 0; [.J12]-[.J13])" table:style-name="ce7">
            <text:p>$0</text:p>
          </table:table-cell>
          <table:table-cell office:value-type="currency" office:value="0" table:formula="of:=IF([.K12]=0; 0; [.K12]-[.K13])" table:style-name="ce7">
            <text:p>$0</text:p>
          </table:table-cell>
          <table:table-cell office:value-type="currency" office:value="0" table:formula="of:=IF([.L12]=0; 0; [.L12]-[.L13])" table:style-name="ce7">
            <text:p>$0</text:p>
          </table:table-cell>
          <table:table-cell office:value-type="currency" office:value="0" table:formula="of:=IF([.M12]=0; 0; [.M12]-[.M13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5:.M15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4</text:p>
          </table:table-cell>
          <table:table-cell office:value-type="currency" office:value="6199.0119999999988" table:formula="of:=[.B12]-[.B15]" table:style-name="ce7">
            <text:p>$6,199</text:p>
          </table:table-cell>
          <table:table-cell office:value-type="currency" office:value="9547.780999999999" table:formula="of:=IF([.C12]=0; 0; [.C12]-[.C15])" table:style-name="ce7">
            <text:p>$9,548</text:p>
          </table:table-cell>
          <table:table-cell office:value-type="currency" office:value="2897.7780000000002" table:formula="of:=IF([.D12]=0; 0; [.D12]-[.D15])" table:style-name="ce7">
            <text:p>$2,898</text:p>
          </table:table-cell>
          <table:table-cell office:value-type="currency" office:value="-1148.4790000000012" table:formula="of:=IF([.E12]=0; 0; [.E12]-[.E15])" table:style-name="ce7">
            <text:p>-$1,148</text:p>
          </table:table-cell>
          <table:table-cell office:value-type="currency" office:value="1133.5059999999994" table:formula="of:=IF([.F12]=0; 0; [.F12]-[.F15])" table:style-name="ce7">
            <text:p>$1,134</text:p>
          </table:table-cell>
          <table:table-cell office:value-type="currency" office:value="-1199.8789999999999" table:formula="of:=IF([.G12]=0; 0; [.G12]-[.G15])" table:style-name="ce7">
            <text:p>-$1,200</text:p>
          </table:table-cell>
          <table:table-cell office:value-type="currency" office:value="94.033999999999651" table:formula="of:=IF([.H12]=0; 0; [.H12]-[.H15])" table:style-name="ce7">
            <text:p>$94</text:p>
          </table:table-cell>
          <table:table-cell office:value-type="currency" office:value="950.52700000000004" table:formula="of:=IF([.I12]=0; 0; [.I12]-[.I15])" table:style-name="ce7">
            <text:p>$951</text:p>
          </table:table-cell>
          <table:table-cell office:value-type="currency" office:value="0" table:formula="of:=IF([.J12]=0; 0; [.J12]-[.J15])" table:style-name="ce7">
            <text:p>$0</text:p>
          </table:table-cell>
          <table:table-cell office:value-type="currency" office:value="0" table:formula="of:=IF([.K12]=0; 0; [.K12]-[.K15])" table:style-name="ce7">
            <text:p>$0</text:p>
          </table:table-cell>
          <table:table-cell office:value-type="currency" office:value="0" table:formula="of:=IF([.L12]=0; 0; [.L12]-[.L15])" table:style-name="ce7">
            <text:p>$0</text:p>
          </table:table-cell>
          <table:table-cell office:value-type="currency" office:value="0" table:formula="of:=IF([.M12]=0; 0; [.M12]-[.M15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20074.14" table:formula="of:=[.B12]" table:style-name="ce7">
            <text:p>$20,074</text:p>
          </table:table-cell>
          <table:table-cell office:value-type="currency" office:value="41329.440000000002" table:formula="of:=[.B17]+[.C12]" table:style-name="ce7">
            <text:p>$41,329</text:p>
          </table:table-cell>
          <table:table-cell office:value-type="currency" office:value="53331.68" table:formula="of:=[.C17]+[.D12]" table:style-name="ce7">
            <text:p>$53,332</text:p>
          </table:table-cell>
          <table:table-cell office:value-type="currency" office:value="60377.58" table:formula="of:=[.D17]+[.E12]" table:style-name="ce7">
            <text:p>$60,378</text:p>
          </table:table-cell>
          <table:table-cell office:value-type="currency" office:value="69695.38" table:formula="of:=[.E17]+[.F12]" table:style-name="ce7">
            <text:p>$69,695</text:p>
          </table:table-cell>
          <table:table-cell office:value-type="currency" office:value="76497.240000000005" table:formula="of:=[.F17]+[.G12]" table:style-name="ce7">
            <text:p>$76,497</text:p>
          </table:table-cell>
          <table:table-cell office:value-type="currency" office:value="83299.100000000006" table:formula="of:=[.G17]+[.H12]" table:style-name="ce7">
            <text:p>$83,299</text:p>
          </table:table-cell>
          <table:table-cell office:value-type="currency" office:value="92715.450000000012" table:formula="of:=[.H17]+[.I12]" table:style-name="ce7">
            <text:p>$92,715</text:p>
          </table:table-cell>
          <table:table-cell office:value-type="currency" office:value="92715.450000000012" table:formula="of:=[.I17]+[.J12]" table:style-name="ce7">
            <text:p>$92,715</text:p>
          </table:table-cell>
          <table:table-cell office:value-type="currency" office:value="92715.450000000012" table:formula="of:=[.J17]+[.K12]" table:style-name="ce7">
            <text:p>$92,715</text:p>
          </table:table-cell>
          <table:table-cell office:value-type="currency" office:value="92715.450000000012" table:formula="of:=[.K17]+[.L12]" table:style-name="ce7">
            <text:p>$92,715</text:p>
          </table:table-cell>
          <table:table-cell office:value-type="currency" office:value="92715.450000000012" table:formula="of:=[.L17]+[.M12]" table:style-name="ce7">
            <text:p>$92,715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6740.8066666666655" table:formula="of:=[.B14]" table:style-name="ce12">
            <text:p>$6,741</text:p>
          </table:table-cell>
          <table:table-cell office:value-type="currency" office:value="14662.773333333331" table:formula="of:=[.B18]+[.C14]" table:style-name="ce12">
            <text:p>$14,663</text:p>
          </table:table-cell>
          <table:table-cell office:value-type="currency" office:value="13331.679999999997" table:formula="of:=[.C18]+[.D14]" table:style-name="ce12">
            <text:p>$13,332</text:p>
          </table:table-cell>
          <table:table-cell office:value-type="currency" office:value="7044.2466666666623" table:formula="of:=[.D18]+[.E14]" table:style-name="ce12">
            <text:p>$7,044</text:p>
          </table:table-cell>
          <table:table-cell office:value-type="currency" office:value="3028.7133333333277" table:formula="of:=[.E18]+[.F14]" table:style-name="ce12">
            <text:p>$3,029</text:p>
          </table:table-cell>
          <table:table-cell office:value-type="currency" office:value="-3502.7600000000066" table:formula="of:=[.F18]+[.G14]" table:style-name="ce12">
            <text:p>-$3,503</text:p>
          </table:table-cell>
          <table:table-cell office:value-type="currency" office:value="-10034.233333333341" table:formula="of:=[.G18]+[.H14]" table:style-name="ce12">
            <text:p>-$10,034</text:p>
          </table:table-cell>
          <table:table-cell office:value-type="currency" office:value="-13951.216666666674" table:formula="of:=[.H18]+[.I14]" table:style-name="ce12">
            <text:p>-$13,951</text:p>
          </table:table-cell>
          <table:table-cell table:number-columns-repeated="4" table:style-name="ce12"/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Turan Furkan Topak</dc:creator>
    <dc:date>2025-09-22T22:28:59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5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